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Humor Sans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Final Project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p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tion 1: Data analysis and visualization</text:p>
              </text:list-item>
              <text:list-item>
                <text:p>Option 2: Anything python:</text:p>
                <text:list>
                  <text:list-item>
                    <text:p>Board (Pyplot?)</text:p>
                  </text:list-item>
                  <text:list-item>
                    <text:p><text:a xlink:href="http://scikit-image.org/" xlink:type="simple">http://scikit-image.org</text:a></text:p>
                  </text:list-item>
                  <text:list-item>
                    <text:p>Natural Language Toolkit: <text:a xlink:href="http://www.nltk.org/" xlink:type="simple">http://www.nltk.org</text:a></text:p>
                  </text:list-item>
                  <text:list-item>
                    <text:p><text:a xlink:href="http://tomekwojcik.github.io/envelopes/" xlink:type="simple">http://tomekwojcik.github.io/envelopes/</text:a></text:p>
                  </text:list-item>
                  <text:list-item>
                    <text:p><text:a xlink:href="https://automatetheboringstuff.com/" xlink:type="simple">https://automatetheboringstuff.com</text:a></text:p>
                  </text:list-item>
                  <text:list-item>
                    <text:p><text:a xlink:href="https://github.com/vinta/awesome-python" xlink:type="simple">https://github.com/vinta/awesome-python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ption 1: data analysis and visual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1: Collect/find data</text:p>
              </text:list-item>
              <text:list-item>
                <text:p>Step 2: Data processing</text:p>
                <text:list>
                  <text:list-item>
                    <text:p>Describe</text:p>
                  </text:list-item>
                  <text:list-item>
                    <text:p>Analyze</text:p>
                  </text:list-item>
                  <text:list-item>
                    <text:p>Visualize</text:p>
                  </text:list-item>
                </text:list>
              </text:list-item>
              <text:list-item>
                <text:p>Step 3: Make a short powerpoint presentation</text:p>
              </text:list-item>
              <text:list-item>
                <text:p>Step 4: Send me the code</text:p>
              </text:list-item>
              <text:list-item>
                <text:p>Step 5: Schedule a time to go over your code</text:p>
              </text:list-item>
            </text:list>
          </draw:text-box>
        </draw:frame>
        <draw:frame draw:style-name="gr2" draw:text-style-name="P5" draw:layer="layout" svg:width="18.33cm" svg:height="0.899cm" svg:x="3.514cm" svg:y="13.06cm">
          <draw:text-box>
            <text:p text:style-name="P4"><text:span text:style-name="T2">We will see an example of step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esentation (aim for 7-10 slid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tion:</text:p>
                <text:list>
                  <text:list-item>
                    <text:p>Introduce the questions you want to answer</text:p>
                  </text:list-item>
                </text:list>
              </text:list-item>
              <text:list-item>
                <text:p>Methods:</text:p>
                <text:list>
                  <text:list-item>
                    <text:p>Discuss your data (source): Where did it come from? How much data?</text:p>
                  </text:list-item>
                  <text:list-item>
                    <text:p>How did you analyze the data?</text:p>
                  </text:list-item>
                </text:list>
              </text:list-item>
              <text:list-item>
                <text:p>Results:</text:p>
                <text:list>
                  <text:list-item>
                    <text:p>Present some descriptive statistics</text:p>
                  </text:list-item>
                  <text:list-item>
                    <text:p>Show the graphs/numbers/statistics that answer your question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here can I get some dat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llect new data</text:p>
              </text:list-item>
              <text:list-item>
                <text:p>Re-use data from other course</text:p>
              </text:list-item>
              <text:list-item>
                <text:p>Get data from the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Web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://personality-testing.info/_rawdata/" xlink:type="simple">http://personality-testing.info/_rawdata/</text:a></text:p>
              </text:list-item>
              <text:list-item>
                <text:p><text:a xlink:href="http://ww2.amstat.org/publications/jse/jse_data_archive.htm" xlink:type="simple">http://ww2.amstat.org/publications/jse/jse_data_archive.htm</text:a></text:p>
              </text:list-item>
              <text:list-item>
                <text:p><text:a xlink:href="https://vincentarelbundock.github.io/Rdatasets/datasets.html" xlink:type="simple">https://vincentarelbundock.github.io/Rdatasets/datasets.html</text:a></text:p>
              </text:list-item>
              <text:list-item>
                <text:p><text:a xlink:href="http://networkdata.ics.uci.edu/index.html" xlink:type="simple">http://networkdata.ics.uci.edu/index.html</text:a></text:p>
              </text:list-item>
              <text:list-item>
                <text:p>Quandl: <text:a xlink:href="https://www.quandl.com/" xlink:type="simple">https://www.quandl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rite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sentation:</text:p>
                <text:list>
                  <text:list-item>
                    <text:p>Quality of the analysis: are the methods adequate to answer your question?</text:p>
                  </text:list-item>
                  <text:list-item>
                    <text:p>Quality of the graphs: are the plots clear and supporting your presentation?</text:p>
                  </text:list-item>
                </text:list>
              </text:list-item>
              <text:list-item>
                <text:p>Code:</text:p>
                <text:list>
                  <text:list-item>
                    <text:p>Can you answer questions about your code?</text:p>
                  </text:list-item>
                  <text:list-item>
                    <text:p>Does your code do what you think/say it do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ate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works best for you?</text:p>
              </text:list-item>
              <text:list-item>
                <text:p>Need help? Schedule some time with m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11-26T14:54:36.367834140</dc:date>
    <meta:editing-duration>P1DT4H47M</meta:editing-duration>
    <meta:editing-cycles>190</meta:editing-cycles>
    <meta:generator>LibreOffice/6.0.6.2$Linux_X86_64 LibreOffice_project/00m0$Build-2</meta:generator>
    <meta:document-statistic meta:object-count="54"/>
  </office:meta>
</office:document-meta>
</file>